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en" fo:country="US"/>
    </style:style>
    <style:style style:name="P3" style:parent-style-name="Standard" style:family="paragraph">
      <style:text-properties fo:language="en" fo:country="US"/>
    </style:style>
    <style:style style:name="T4" style:parent-style-name="DefaultParagraphFont" style:family="text">
      <style:text-properties fo:language="en" fo:country="US"/>
    </style:style>
    <style:style style:name="P5" style:parent-style-name="Standard" style:family="paragraph">
      <style:text-properties fo:language="en" fo:country="US"/>
    </style:style>
    <style:style style:name="T6" style:parent-style-name="DefaultParagraphFont" style:family="text">
      <style:text-properties fo:language="en" fo:country="US"/>
    </style:style>
    <style:style style:name="P7" style:parent-style-name="Standard" style:family="paragraph">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Standard" style:family="paragraph">
      <style:text-properties fo:language="en" fo:country="US"/>
    </style:style>
    <style:style style:name="T11" style:parent-style-name="DefaultParagraphFont" style:family="text">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Normal" style:family="paragraph">
      <style:paragraph-properties>
        <style:tab-stops>
          <style:tab-stop style:type="left" style:position="1.1458in"/>
        </style:tab-stops>
      </style:paragraph-properties>
    </style:style>
    <style:style style:name="T26" style:parent-style-name="DefaultParagraphFont" style:family="text">
      <style:text-properties fo:language="en" fo:country="US"/>
    </style:style>
  </office:automatic-styles>
  <office:body>
    <office:text text:use-soft-page-breaks="true">
      <text:p text:style-name="P1">Group 6 Testing Questionaire</text:p>
      <text:p text:style-name="Standard"/>
      <text:p text:style-name="Standard">Q<text:span text:style-name="T2">1</text:span>: Were you able to work out the hunting mechanic without assistance?</text:p>
      <text:p text:style-name="P3">Yes, I was a previous play tester, so I have prior knowledge.</text:p>
      <text:p text:style-name="Standard"/>
      <text:p text:style-name="Standard">Q<text:span text:style-name="T4">2</text:span>: Were<text:s/>you able to successfully hunt any dinosaurs? If so, which ones, and how? Which weapons and armour did you use and how many hunters did you send?</text:p>
      <text:p text:style-name="P5">Yes, using the starter equipment, I was able to hunt a small herbivore. Also using the bone armor and crystal guns, I was able to hunt 2 large herbivores.</text:p>
      <text:p text:style-name="Standard"/>
      <text:p text:style-name="Standard">Q<text:span text:style-name="T6">3</text:span>: Was it clear what each of the buildings<text:s/>did and how to use them?</text:p>
      <text:p text:style-name="P7">Not exactly, since last time a new building has been added, Storage Yard, this as well as the building granary T1 still don’t make any sense as there is no description to what they do.</text:p>
      <text:p text:style-name="Standard"/>
      <text:p text:style-name="Standard">Q<text:span text:style-name="T8">4</text:span>: Were<text:s/><text:span text:style-name="T9">there any issues with the buildings?</text:span></text:p>
      <text:p text:style-name="P10">There was a Storage Yard issue, where I placed it and none of my crafters would build it, so I add to build a new one, however I then couldn’t cancel the build of the other one or delete it.</text:p>
      <text:p text:style-name="Standard"/>
      <text:p text:style-name="Standard">Q<text:span text:style-name="T11">5</text:span>: Did you encounter any bugs while playing? If so, what were they and what lead to them occuring?</text:p>
      <text:p text:style-name="P12">In the side bar on the right showing how many resources<text:s/>there is a slash after the total amount, but the overall total amount isn’t showing.</text:p>
      <text:p text:style-name="P13">From last time the characters still don’t die after falling below 0 health instead they die after reaching -100.</text:p>
      <text:p text:style-name="P14">A large stone herbivore I had selected to hunt killed the one hunter then proceeded to attack my village and kill my entire village.</text:p>
      <text:p text:style-name="P15">Upon building my third house and adding my seven new villagers a mass of all seven spawned in and I couldn’t select any of them, on further inspection<text:s/>even with the mass in front of the house some selectable villagers were spawned out where I had done a previous hunt, and although I could select them they couldn’t do anything.</text:p>
      <text:p text:style-name="P16">When I tried adding more hunters to a job through the barracks, none of my hunters would go on the hunt instead.</text:p>
      <text:p text:style-name="P17">When any villagers first spawn<text:s/>they are already starving.</text:p>
      <text:p text:style-name="Standard"/>
      <text:p text:style-name="P18">Q6: Did you have any issues with the User Interface?<text:s/>If so, what were they?</text:p>
      <text:p text:style-name="P19">Just the one where I can’t read the overall total value and the fact there are still no images for the dinosaurs in the barracks.</text:p>
      <text:p text:style-name="Standard"/>
      <text:p text:style-name="Standard">Q7: Did you enjoy the game? If so, which aspects?</text:p>
      <text:p text:style-name="P20">Going on hunts and succeeding was fun.</text:p>
      <text:p text:style-name="Standard"/>
      <text:p text:style-name="Standard">Q8: Was there anything you didn't enjoy? If so, which aspects?</text:p>
      <text:p text:style-name="P21">I don’t like the fact I can’t defend my village with fences or something.</text:p>
      <text:p text:style-name="P22">The food usage is too high early game so if there aren’t any dinosaurs you can hunt you die from starvation before you can get the equipment to go on hunts.</text:p>
      <text:p text:style-name="Standard"/>
      <text:p text:style-name="Standard">Q9: Was there<text:s/>anything you couldn't understand? If so, what?</text:p>
      <text:p text:style-name="P23">What adding the Storage Yard and Building Granary T1 do as there is no visual feedback besides just placing them.</text:p>
      <text:p text:style-name="Standard"/>
      <text:p text:style-name="Standard">Q10: How long did you play for?</text:p>
      <text:p text:style-name="P24">10-15 minutes.</text:p>
      <text:p text:style-name="Standard"/>
      <text:p text:style-name="Standard">Q11: Anything else to add relating to the game that doesn't fit in the categories above?</text:p>
      <text:p text:style-name="P25"><text:span text:style-name="T26">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ss Warren</dc:creator>
    <meta:creation-date>2018-04-03T19:53:00Z</meta:creation-date>
    <dc:date>2018-04-03T19:53:00Z</dc:date>
    <meta:template xlink:href="Normal" xlink:type="simple"/>
    <meta:editing-cycles>2</meta:editing-cycles>
    <meta:editing-duration>PT180S</meta:editing-duration>
    <meta:user-defined meta:name="Info 1"/>
    <meta:user-defined meta:name="Info 2"/>
    <meta:user-defined meta:name="Info 3"/>
    <meta:user-defined meta:name="Info 4"/>
    <meta:document-statistic meta:page-count="2" meta:paragraph-count="5" meta:word-count="427" meta:character-count="2859" meta:row-count="20" meta:non-whitespace-character-count="2437"/>
  </office:meta>
</office:document-meta>
</file>